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PMingLiu" svg:font-family="PMingLiu"/>
    <style:font-face style:name="標楷體" svg:font-family="標楷體"/>
    <style:font-face style:name="DFKai-SB" svg:font-family="DFKai-SB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DFKai-SB" style:font-name-asian="DFKai-SB" style:font-name-complex="DFKai-SB"/>
    </style:style>
    <style:style style:name="ce3" style:family="table-cell" style:parent-style-name="Default" style:data-style-name="N0">
      <style:table-cell-properties style:vertical-align="middle"/>
      <style:text-properties style:font-name="DFKai-SB" style:font-name-asian="DFKai-SB" style:font-name-complex="DFKai-SB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o1" style:family="table-column">
      <style:table-column-properties fo:break-before="auto" style:column-width="8.67833333333333cm" style:use-optimal-column-width="true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5.37104166666667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58.5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97.5pt" style:use-optimal-row-height="true" fo:break-before="auto"/>
    </style:style>
    <style:style style:name="ro10" style:family="table-row">
      <style:table-row-properties style:row-height="117pt" style:use-optimal-row-height="true" fo:break-before="auto"/>
    </style:style>
    <style:style style:name="ro11" style:family="table-row">
      <style:table-row-properties style:row-height="195pt" style:use-optimal-row-height="true" fo:break-before="auto"/>
    </style:style>
    <style:style style:name="ro12" style:family="table-row">
      <style:table-row-properties style:row-height="136.5pt" style:use-optimal-row-height="true" fo:break-before="auto"/>
    </style:style>
    <style:style style:name="ro13" style:family="table-row">
      <style:table-row-properties style:row-height="109.5pt" style:use-optimal-row-height="false" fo:break-before="auto"/>
    </style:style>
    <style:style style:name="ro1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1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0" table:default-cell-style-name="ce1"/>
        <table:table-column table:style-name="co8" table:number-columns-repeated="99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6" table:number-rows-spanned="1" table:style-name="ce6">
            <text:p>臺南市政府110年度對議員所提地方建設建議事項處理明細表</text:p>
          </table:table-cell>
          <table:covered-table-cell table:number-columns-repeated="5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number-columns-spanned="6" table:number-rows-spanned="1" table:style-name="ce6">
            <text:p>至110年12月止</text:p>
          </table:table-cell>
          <table:covered-table-cell table:number-columns-repeated="5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number-columns-spanned="6" table:number-rows-spanned="1" table:style-name="ce7">
            <text:p>(本表為半年報)</text:p>
          </table:table-cell>
          <table:covered-table-cell table:number-columns-repeated="5"/>
          <table:table-cell table:number-columns-repeated="20" table:style-name="ce2"/>
          <table:table-cell table:number-columns-repeated="16358"/>
        </table:table-row>
        <table:table-row table:style-name="ro3">
          <table:table-cell office:value-type="string" table:number-columns-spanned="1" table:number-rows-spanned="3" table:style-name="ce8">
            <text:p>建議項目及內容</text:p>
          </table:table-cell>
          <table:table-cell office:value-type="string" table:number-columns-spanned="1" table:number-rows-spanned="3" table:style-name="ce8">
            <text:p>建議地點</text:p>
          </table:table-cell>
          <table:table-cell office:value-type="string" table:number-columns-spanned="4" table:number-rows-spanned="1" table:style-name="ce8">
            <text:p>核定情形</text:p>
          </table:table-cell>
          <table:covered-table-cell table:number-columns-repeated="3"/>
          <table:table-cell table:number-columns-repeated="20" table:style-name="ce2"/>
          <table:table-cell table:number-columns-repeated="16358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8">
            <text:p>經費支用科目</text:p>
          </table:table-cell>
          <table:table-cell office:value-type="string" table:number-columns-spanned="1" table:number-rows-spanned="2" table:style-name="ce8">
            <text:p>主辦機關</text:p>
          </table:table-cell>
          <table:table-cell office:value-type="string" table:number-columns-spanned="1" table:number-rows-spanned="2" table:style-name="ce8">
            <text:p>招標方式</text:p>
          </table:table-cell>
          <table:table-cell office:value-type="string" table:number-columns-spanned="1" table:number-rows-spanned="2" table:style-name="ce8">
            <text:p>得標廠商</text:p>
          </table:table-cell>
          <table:table-cell table:number-columns-repeated="20" table:style-name="ce2"/>
          <table:table-cell table:number-columns-repeated="16358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0" table:style-name="ce2"/>
          <table:table-cell table:number-columns-repeated="16358"/>
        </table:table-row>
        <table:table-row table:style-name="ro5">
          <table:table-cell office:value-type="string" table:style-name="ce9">
            <text:p><text:s/>安平區怡平里臨時活動中心更換塑膠地坪工程</text:p>
          </table:table-cell>
          <table:table-cell office:value-type="string" table:style-name="ce10">
            <text:p>安平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三橋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107-龜丹里王萊園上游野溪整治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大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8年度玉井區三和里芒子芒段1地號排水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畫書</text:p>
          </table:table-cell>
          <table:table-cell office:value-type="string" table:style-name="ce9">
            <text:p>比撒列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8年度玉井區竹圍里山腳村里道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8-楠西區密枝里三進農路擋土牆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聖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8-楠西區密枝里山後密枝高分9左23臨近處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長青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8-楠西區龜丹里枋仔湖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8-楠西區龜丹里南186-2區道龜丹高分64鄰近處路面改善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8-楠西區灣丘北勢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建欣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8-楠西區灣丘里全州科納骨塔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建欣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8-灣丘里鳳興山腳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長青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山上區平陽里卓猴農路下邊坡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承峯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山上區卓猴往埔羌坑農路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山上區卓猴農路石子崎215-1地號旁支線農路擋土牆延續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承峯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109-王萊宅段175-4坑溝整治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大丘里南勢坑段168-2產業農路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良威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六甲區王爺里土地崎產業農路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山豪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六甲區麻寮中排二左岸排水護岸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<text:s/>上品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改善教學環境設備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騰揚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度玉井區三和里(芒子芒段1110地號)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旭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度玉井區三和里芒子芒段29-43等地號排水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得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109年度玉井區三埔里南178線(三埔段877、坑內段39等地號)道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奕晨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度玉井區中正里口宵里段19-1等地號岸護岸加高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得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度玉井區中正里口宵里段3-504等地號排水護岸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度玉井區沙田里沙子田段285及285-1等地號農路排水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冠頂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度玉井區望明里劉陳野溪基礎掏空補強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得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度玉井區層林里龜殼高分17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明進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度玉井區豐里里口宵里段115-68等地號排水改善延續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畫書</text:p>
          </table:table-cell>
          <table:table-cell office:value-type="string" table:style-name="ce9">
            <text:p>南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年度玉井區豐里里番仔埔(口宵里段312-1地號旁)排水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密枝里明義野溪整治二期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劃書</text:p>
          </table:table-cell>
          <table:table-cell office:value-type="string" table:style-name="ce9">
            <text:p>仕澂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密枝里關帝廳後山果園農路改善及下邊坡擋土牆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鹿田里東西煙438地號排水二期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建欣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楠西里埔尾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建欣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楠西區密枝里東勢坑公館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聖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楠西區密枝里風窗支線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長青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楠西區密枝里鹽水堀野溪護岸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佑吉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楠西區密枝鳳梨山支線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建欣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楠西區鹿田平田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劼揚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楠西區照興里格仔坑橋墩掏空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109-楠西區照興宮旁野溪整治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古都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楠西區龜丹里大坪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劼揚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楠西區龜丹里紅面番鴨場野溪排水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古都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楠西區灣丘里北勢坑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劼揚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楠西區灣丘里鳳興新寮高分段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照興里格仔坑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聖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照興後頂湖上邊坡及排水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長青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109-龜丹里竹圍溪護岸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聖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龜丹里嚴仔頂地號1-148果園農路三岔路口新建擋土牆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灣丘內埔底農路支線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劼揚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灣丘里新寮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劼揚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09-灣丘里隨緣山農路改善及邊坡擋土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仕澂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山上區石子崎1-7地號旁農路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承峯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六甲區港子頭排水護岸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侑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度七股區篤加里庄內道路路面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浤裕土木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度玉井區玉井里憲政街、憲政街66巷及憲政街48巷AC道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度玉井區玉田里民族路AC道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度玉井區玉田里玉成段387等地號農路排水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度玉井區竹圍里虎頭山AC道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度玉井區沙田里(沙子田段288等地號)道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度玉井區層林里(九層林段590等地號)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明進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度玉井區層林里九層林段59-1等地號排水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度新營區土庫里轄內路面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毅達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度臺南市玉井區竹圍里福德段742等地人行步道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福來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度臺南市玉井區層林里(九層林段600等地號)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南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年國中小設施設備改善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龍璽室內裝修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密枝里老伙坑農路二期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楠西區照興里小普陀山對面擋土牆新建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楠西區照興里格仔坑農路斷裂掏空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楠西區照興里曾庫公路支線擋土牆新建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楠西區照興里灣潭高分15左14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楠西區龜丹里大坪農路埔頭高分53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得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楠西區灣丘里火坑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楠西區灣丘里北勢大橋旁至雞舍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通友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楠西區灣丘里明興高分13旁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建欣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楠西區灣丘里油礦埕林14旁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建欣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照興里DF032坑仔內橋旁護岸掏空補強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照興里照豐產業道路排水溝延續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長青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110-照興宮旁野溪整治二期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龜丹里地號166-2護岸掏空及排水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10-龜丹里阿拉溪斜瀑群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聖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177甲線民族路至大安路口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A棟頂層地坪防水修繕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振億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PU跑道運動場地整建規劃設計費</text:p>
          </table:table-cell>
          <table:table-cell office:value-type="string" table:style-name="ce10">
            <text:p>善化區</text:p>
          </table:table-cell>
          <table:table-cell office:value-type="string" table:style-name="ce9">
            <text:p>教育局(處)土地購置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吳崇彥建築師事務所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一甲里忠義路126巷內農路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甲里七甲一街36巷路面及排水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維信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七甲花卉園區放置臨時貨櫃廁所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三立貨櫃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七股里活動中心化糞池整修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億興水泥製品廠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19號閘門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詠泉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十份里13號水路西側產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十份里13號水路東側漁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十份里西濱公路旁漁產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十份里東漁塭5號橋前漁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十份里東漁塭七股重要訪鳥棲地區北側漁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十份里東漁塭四安宮前漁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十份里東漁塭黑面琵鷺生態展示館東南側漁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十份里新生段20-20、22-19、22-18地號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十份里舊173線(九塊厝)道路破損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十份里舊氣象台前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西海岸工程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三股里(三股123號之5旁)漁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三股里南38線南側產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三股里區道38與區道39(鎮海娘娘前)聯絡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西海岸工程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三聖段1961-0000地號漁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七股區大文國小旁側溝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大埕里市道176線通往南34聯絡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佳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七股區大埕里社區排水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正堃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大埕里社區排水排水改善延續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大埕里南34線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佳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七股區大埕里廣播設備購置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黃文興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大潭里南26線後港派出所通往將軍區界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取得報價單</text:p>
          </table:table-cell>
          <table:table-cell office:value-type="string" table:style-name="ce9">
            <text:p>翔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大潭里活動中心北側庄內道路路面老舊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國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台17線往市道173線東側引道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佳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七股區永吉里活動中心廁所整修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侑信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玉成通往七股里農產道路側溝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劼揚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後港里(城內水師寮96-9號附近)漁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七股區後港里水師寮護岸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榮俊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後港里鹿場前等三處路面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國安生產區防潮閘門東側漁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國安生產區防潮閘門旁漁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國安生產區國安橋旁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新生段69-43、69-13、69-27等地號漁塭鋪設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溪南里劉厝排水護岸加高及路面改善工程(第二期)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百利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七股區樹林里文昌殿旁漁產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七股區鹽埕部落防護延續性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百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二王里中山南路814巷等處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進億工程顧問有限公司</text:p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二甲里信義街276巷排水改善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進億工程顧問有限公司</text:p>
            <text:p>漢威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二行里社區道路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威銘資訊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人行道及圍牆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教育局(處)土地購置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勇登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八甲里活動中心汰換冷氣機設備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萬力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十份里東漁塭4號版橋碎石級配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三民里活動中心購置字幕機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俊耀資訊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三民里活動中心購置投影機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宏權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三和里田寮段402地號至田寮段432地號前道路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三聖段1642地號漁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西海岸工程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上崙里里民集會所購置窗簾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金源興裝潢材料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上崙里港墘段891-4地號農路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瑞璋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上崙里集會所購置設備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建築及設備</text:p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  <text:p>逕洽廠商</text:p>
          </table:table-cell>
          <table:table-cell office:value-type="string" table:style-name="ce9">
            <text:p>富麗電器行</text:p>
            <text:p>巨匠辦公家具行</text:p>
            <text:p>三菱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下營活動中心遮雨棚設置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明宗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人和三街道路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下營里自由街21巷及37巷、中山路一段95巷等巷道路面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嘉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大吉里南56道路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公所辦公廳舍防漏及周邊修繕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豐達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永安街67巷道路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西連里西寮南54道路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下營區南59黑橋北岸抽水平台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巨曜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南59黑橋南岸等四處抽水平台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紅甲里慈惠堂活動中心無障礙設施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工稼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茅港尾段3078地號旁道路側溝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復興街及民權一街道路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下營區游泳池圍網修繕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鴻大開發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下營區賀建里巷道側溝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開化里南58道路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開化里南61區道側溝加蓋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開化里茅港尾段995地號旁道路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新興里新興街道路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下營區營前里營前街道路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土城高幹313右5旁漁產道路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二溪里大匏高幹12左3右3農路邊坡及路面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傳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二溪里大匏高幹18旁農路邊坡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傳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二溪里大匏高幹33旁農路邊坡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二溪里大匏高幹41旁農路邊坡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聖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二溪里西勢埔農路及邊坡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琮富土木包工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二溪里其子瓦20-2號旁護坡改善延續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湧鑫土木包工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二溪里溪仔農路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大內里7-7號及7-31號前道路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大內里大內國小旁社區道路排水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盛豐土木包工葉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內江里水流公旁農路(隆大高幹279)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內江里市道178線下水道(BR012~BR013)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劃書</text:p>
          </table:table-cell>
          <table:table-cell office:value-type="string" table:style-name="ce9">
            <text:p>瑞正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內郭里尖山(頭社高幹108-1右6右5)農路側溝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傳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內郭里秀才庄水保示範區旁野溪護岸延續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招標作業辦理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內郭里後堀(頭社高幹53右6)護岸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琮富土木包工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內郭里洗仔尾(亭仔頭)農路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傳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石湖里牛稠仔竹坑口農路邊坡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傳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石湖里半邊山農路側溝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傳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石湖里南181線區道往營區段路面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曲溪里水府元帥旁農路邊坡延續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傳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曲溪里田仔(二溪高幹36右18)農路排水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曲溪里蘆芝坑灣仔坑內護岸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湧鑫土木包工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頭社里三崁廟後方農路延續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得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頭社里井仔下農路(往湖子內橋)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頭社里南管高分11C3旁農路邊坡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大內區環湖里口林部落側溝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鑫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環湖里內埔坑（嗚頭高幹133右6右B1）護岸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湧鑫土木包工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環湖里內埔坑野溪支流排水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奕晨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環湖里內埔坑農路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環湖里竹圍老康田農路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傳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環湖里竹圍高分29右15旁野溪護岸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琮富土木包工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環湖里往崩仔坪(嗚頭高幹136右15右1)野溝護岸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琮富土木包工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環湖里南182線碑口至走馬瀨段路面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環湖里燒灰子(竹圍高分15B2)農路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琮富土木包工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環湖里燒灰子17之5號旁農路邊坡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傳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內區環湖里燒灰子三舍農路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鑫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丘里大丘園及火燒坑產業道路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丘里北勢坑高分58至大丘高幹228農路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大甲二行聯合活動中心購置會議桌椅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冠美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光里活動中心電梯故障維修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崇友實業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成路二段81巷5弄及81巷33弄巷弄彩繪工程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光騰廣告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社里東勢北極殿路面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開口契約後續擴充</text:p>
          </table:table-cell>
          <table:table-cell office:value-type="string" table:style-name="ce9">
            <text:p>震禾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大埕里廣播系統增設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廣昕科技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區道南318線擇要道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福里活動中心購置字幕機、會議桌及椅子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建築及設備</text:p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普絖電腦有限公司</text:p>
            <text:p>東泰家具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大廟里民眾休閒中心廣場周邊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中華電信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大廟里活動中心電梯修繕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三鑫電梯股份有限公司</text:p>
            <text:p>延紳機電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大德里活動中心一二樓修繕工程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國城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大德里活動中心二樓廁所漏水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國城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大德里活動中心外牆貼字工程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唐陽廣告工程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大德里活動中心購置一至三樓冷氣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山菱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大潭里活動中心及後港派出所旁後港段2030、2033及2036-2地號土地綠美化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龍林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大灣路40巷120弄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進億工程顧問有限公司</text:p>
            <text:p>盛進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女兒牆改善、洗手槽增設、窗簾及會議室椅更新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欣明不銹鋼</text:p>
            <text:p>大漢餐飲設備行</text:p>
            <text:p>正昌工程行</text:p>
            <text:p>家奇室內裝潢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小西門里活動中心建物公安改善工程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大觀室內裝修設計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小西門里活動中心修繕工程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豐逸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小東路647巷10弄等2處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逕洽廠商</text:p>
            <text:p>工程：公開取得招標中</text:p>
          </table:table-cell>
          <table:table-cell office:value-type="string" table:style-name="ce9">
            <text:p>進億工程顧問有限公司</text:p>
            <text:p/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小崙里山尾寮（南化段1737地號）排水改善工程(設計費)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小崙里北庄仔支線農路(水口高分62右7)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宏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小崙里北庄仔農路(北庄高分21)路面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小崙里北庄仔農路(南化段1934地號)路面排水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水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小崙里北庄仔農路(南化高幹276右21右9)路面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水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牛稠埔188-15地號旁農路邊坡側溝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牛稠埔段305-18地號農田排水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山上區平陽里卓猴野溪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進佶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平陽里南180線上邊坡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承峯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玉峰四號橋旁野溪支流護岸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進佶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玉峰里中坑雞場農路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承峯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玉峰里玉峰農路支線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聯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玉峰里祥和山莊旁農路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新志發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山上區石子崎76地號旁排水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進佶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山上區明和里活動中心冷氣購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巨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南洲里社區道路路面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南洲里農路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裕佶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新莊里大庄區域排水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畫書</text:p>
          </table:table-cell>
          <table:table-cell office:value-type="string" table:style-name="ce9">
            <text:p>三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新莊里大新段270-2地號區域排水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湧鑫土木包工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新莊里大新段541地號大庄區域排水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宏土木包工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山上區豐德里第4鄰往台20線道路路面改善工程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山西里文衡路119巷道路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山腳里山腳大埤新設欄杆及照明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陳嘉文土木技師事務所</text:p>
            <text:p>立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中坑里蜂巢坑農路(南化高幹118右29)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水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中社里林鳳營240號之85前路面改善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中洲里閒置空地活化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長鈺營造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中洲壘球場購置駕駛式割草機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永華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中華南路二段233巷250號旁農路改善工程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翔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中華路280巷18弄5號道路排水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進億工程顧問有限公司</text:p>
            <text:p>永代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中榮公園至77-16號前柏油路面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中榮里第1鄰聯絡道路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國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中寮里活動中心倉庫修繕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德輝鐵工所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中營護理之家旁道路側溝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冠金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井東里安業部落道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仁里里仁南街41巷道路面改善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嘉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仁愛里二空段綠美化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立大園藝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仁愛里活動中心旁綠美化(仁愛段1098-14、1098-19及1098-8地號)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開口契約後續擴充</text:p>
          </table:table-cell>
          <table:table-cell office:value-type="string" table:style-name="ce9">
            <text:p>誠州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仁義里活動中心周圍地坪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維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仁義社區排水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維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仁義壘球場周圍人行步道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豐立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仁德里文華路189巷內農路及排水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仁德里活動中心前廣場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維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仁德區中正西路1011巷道路側溝改善工程(第二期)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長鈺營造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仁德區中汌里農路排水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仁德區民安路二段(182巷義林南路)路面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瑞璋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仁德區春風壘球場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久億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仁德區春風壘球場購置駕駛式割草機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永華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仁德區第9公墓旁農路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瑞璋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仁德區新田里新田一街農路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友文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仁德區義林路256巷87弄農路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仁德區德洋二街39巷29弄後業道路路面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城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仁德區德崙路565巷農路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內庄里水尾農路(內庄子段833-1地號)路面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得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內庄里第2鄰聯絡道路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戴竹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內郭里、內江里庄內道路改善工程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拓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二甲里中山路209巷民權街262巷路面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二甲里建工街258號前路面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大丘里大丘園(大丘幹184)產業道路邊坡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學盛實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大丘里大丘園及嶺頂產業道路邊坡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良威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大丘里北勢坑大丘高幹228左13至左1農路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大丘里南勢坑斗欄高分26至69-1產業道路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大丘里猴洞腳幹93至九重橋幹6產業道路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水林里民族街247號旁路面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王爺里九重橋(重橋高分95左1至95B3)產業道路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王爺里九層林產業農路下邊坡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良威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王爺里南115線（王爺高分37右11至22）路面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王爺里南115線迴車道護欄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學盛實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甲東里曾文街110巷路面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六甲區甲南里六甲段1426-2號等2處農路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天妃里活動中心二樓內部設備</text:p>
          </table:table-cell>
          <table:table-cell office:value-type="string" table:style-name="ce10">
            <text:p>安平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器約</text:p>
          </table:table-cell>
          <table:table-cell office:value-type="string" table:style-name="ce9">
            <text:p>麥德森企業有限公司</text:p>
            <text:p>宏權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文南里活動中心添購塑膠椅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楊氏家具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文賢里田厝二街17巷道路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瑞璋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日新里活動中心內部設備更新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弘昇窗飾實業社</text:p>
            <text:p>良崧有限公司</text:p>
            <text:p>雨尹油漆工程行</text:p>
            <text:p>泰億裝飾材料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水洗黑板、辦公椅、風扇購置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尚真實業有限公司</text:p>
            <text:p>宏誌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北平里活動中心修繕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啟勝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安路三段295巷中段農路路面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北門里活動中心汰換公布欄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新盛鐵工所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里活動中心增設單桿柵欄機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英明捲門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北門里活動中心購置循環扇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寅勝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三寮灣地區城隍廟南側漁產道路路面延續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西海岸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三寮灣地區漁產道路(三寮灣小段356-38地號)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拓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小白米社區渡子頭段470-19過路箱涵改善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嘉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北門里井仔腳排水護岸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建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北馬太興宮旁社區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嘉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北門區永隆里狹小巷道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嘉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玉港地區漁產道路(1073)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白米地區產業道路(413、364)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保吉里漁會後方道路水溝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成泰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保安養殖生產區(1351)水閘門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嘉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泰安宮及南天宮前道路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嘉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海埔養植區護欄塊新增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竣喆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珠蘆地區漁產道路(468-7)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冠位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梨子塭漁產道路(853-20)路面擋土牆延續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拓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渡子頭石雕工廠旁漁產道路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北門區新厝地區漁產道路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新圍新寶宮社區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新圍新寶宮社區道路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國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新圍漁產道路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西海岸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新渡子頭地區產業道路(9-3)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新渡子頭產業道路(64-4)延續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嘉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錦湖地區漁產道路(305-206)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錦湖地區漁產道路(486-1)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鎮海漁產道路(1206)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雙春地區漁產道路(671-2)延續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西海岸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雙春段漁產道路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雙春漁產道路(671-2)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門區蘆竹溝地區漁產道路(853-14)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北門區蘆竹溝道路排水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冠金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北華里活動中心屋頂漏水工程</text:p>
          </table:table-cell>
          <table:table-cell office:value-type="string" table:style-name="ce10">
            <text:p>北區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阿德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勢里文小二運動公園照明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一鑫水電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勢里文小二壘球場後面排水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北寮里關埔頂野溪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方章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北灣北興里活動中心購置冰箱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大盟空調冷凍機械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里瓠仔園野溪排水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劃書</text:p>
          </table:table-cell>
          <table:table-cell office:value-type="string" table:style-name="ce9">
            <text:p>鍵豐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二寮里石仔坑農路路面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中正里左鎮段584地號排水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九琦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中正里旺萊坑農路(王坑高分15左1)擋土牆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鍵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中正里旺萊坑農路路面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中正里湖底橋旁野溪護岸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劃書</text:p>
          </table:table-cell>
          <table:table-cell office:value-type="string" table:style-name="ce9">
            <text:p>元第土木包工業(合夥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內庄里第6鄰(內庄子段265-1)野溪排水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鍵豐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光和里菜寮溪支線(水牛橋旁)野溪護岸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九崎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南168線(保中宮~民生橋)路面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草山里大水井農路邊坡及路面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得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楠仔埔農路未端路面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福來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睦光里埤內農路支線(埤內高分41)道路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比撒列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榮和里那拔崎支線旁野溪整治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招標作業辦理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左鎮區榮和里菜寮溪支流出口護岸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棠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布袋里集會所增設運動器材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亦加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平陽里活動中心旁體健設施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程楷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民生街203巷路面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鑫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永大一路131巷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榮盛發工程顧問股份有限公司</text:p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成路二段730巷建南段380地號旁農路改善工程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翔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成路二段900巷452號旁等農路改善工程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拓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成路二段980巷建南段209地號旁排水改善工程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二王里二王路155巷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二王里永二街393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二王里永二街449巷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二王社區活動中心鋁窗整修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鼎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三民段1326地號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三民街112巷168弄排水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泰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三村一街30巷等道路排水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大橋一街73巷(大橋二街至大橋一街73巷215號)等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大灣路74巷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取得報價單</text:p>
          </table:table-cell>
          <table:table-cell office:value-type="string" table:style-name="ce9">
            <text:p>達陣系統建築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小北路道路側溝改善工程 增加經費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泰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中正三街486巷排水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中正南路52巷等道路排水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泰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中正南路592巷尾道路排水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中華二路206巷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中華路(中華一路至中華路154巷)側溝改善工程 增加經費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泰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中華路217巷等2處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中華路661巷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永康區中興里中華路214巷等處道路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逕洽廠商</text:p>
            <text:p>工程：公開取得</text:p>
          </table:table-cell>
          <table:table-cell office:value-type="string" table:style-name="ce9">
            <text:p>進億工程顧問有限公司</text:p>
            <text:p>國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中興里中興街69巷等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中興里忠孝路239巷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永康區中興里活動中心屋頂整修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鑠城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永康區中興街91巷27弄等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招標</text:p>
          </table:table-cell>
          <table:table-cell office:value-type="string" table:style-name="ce9">
            <text:p>宏昇工程技術顧問有限公司</text:p>
            <text:p>達陣系統建築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五王里成功路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公園路及大勇路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永康區六合里活動中心汰換監視器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德霖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永康區王行路246巷等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招標</text:p>
          </table:table-cell>
          <table:table-cell office:value-type="string" table:style-name="ce9">
            <text:p>宏昇工程技術顧問有限公司</text:p>
            <text:p>達陣系統建築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正南五街32巷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永大一路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永勝街200號至316號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永華路東側(永大一路至永大二路)道路排水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泰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安康里中華路619巷22弄、88弄等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自強路(龍中街至龍橋街)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永康區西勢路158巷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進億工程顧問有限公司</text:p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西灣里活動中心購置監視器系統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長昇通訊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亞太段546地號等溝渠改建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永康區忠孝路352巷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招標</text:p>
          </table:table-cell>
          <table:table-cell office:value-type="string" table:style-name="ce9">
            <text:p>宏昇工程技術顧問有限公司</text:p>
            <text:p>達陣系統建築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東灣里活動中心購置冷氣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大盟空調冷凍機械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南台街13巷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國光六街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永康區勝利里活動中心桌球桌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福田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勝利里活動中心購置冷氣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大盟空調冷凍機械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永康區勝利里勝利街2巷92弄、勝利街2巷50號至88號、勝學路82巷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永康區勝利街22巷等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招標</text:p>
          </table:table-cell>
          <table:table-cell office:value-type="string" table:style-name="ce9">
            <text:p>宏昇工程技術顧問有限公司</text:p>
            <text:p>達陣系統建築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勝利街2巷等3處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勝利街30巷7弄等處道路排水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永康區復國里活動中心周邊景觀環境改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宏昇工程技術顧問有限公司</text:p>
            <text:p>立岳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復華三街等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復華里國華街94巷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永康區復興路429巷等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宏昇工程技術顧問有限公司</text:p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新行街21巷排水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區廣興街38巷25弄等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康排水(1K+095~1K+280左岸水防道路鐵網圍籬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順德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永祥里活動中心冷氣汰換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麥得森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永華里活動中心老舊設備修繕及購置冷氣、冰箱、投影幕及單槍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自治行政</text:p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旭登揚工程行</text:p>
            <text:p>恆永鑫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永華里活動中心無障礙步道加寬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國城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山里田洋農路(聖光高幹48)排水改善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劃書</text:p>
          </table:table-cell>
          <table:table-cell office:value-type="string" table:style-name="ce9">
            <text:p>水旺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山里路竹蘭農路(羌黃高分77)路面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水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三和里(芒子芒段195至202地號)農路側溝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鼎瀚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三和里(芒子芒段991-4地號旁)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三和里(芒子芒段995地號旁)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古都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三和里芒子芒段58地號排水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劃書</text:p>
          </table:table-cell>
          <table:table-cell office:value-type="string" table:style-name="ce9">
            <text:p>奕晨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三埔里三埔段346等地號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三埔里三埔段348等地號農路及下邊坡保護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南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三埔里三埔段581等地號三條溝農路下邉坡保護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明進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中正里口宵里段3-152等地號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中正里口宵里段3-408、3-433地號野溪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劃書</text:p>
          </table:table-cell>
          <table:table-cell office:value-type="string" table:style-name="ce9">
            <text:p>聖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中正里斗六農路延續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民族路99巷、地政後方道路及大智街AC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玉田里忠孝街9巷道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戴竹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沙田里沙子田段185-101等地號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沙田里沙子田段214-1、215及196-58等地號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明進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沙田里沙子田段516等地號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沙田里沙子田段887、113-6等地號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旭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望明里芒子芒段971-8地號排水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方章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綜合體育館照明設備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鍏電子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層林里(九層林段1072等地號)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層林里(九層林段1091等地號)愛文山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層林里(九層林段2015地號)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層林里(九層林段277-2等地號旁)排水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明進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層林里(九層林段326-8等地號)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旭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層林里(九層林段542等地號)排水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奕晨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層林里(九層段22-9等地號)農路改善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戴竹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豐里里(口宵里段211-11地號)瓦窯農路旁野溪治理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豐里里口宵里段114-3等地號排水改善延續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明進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豐里里口宵里段222等地號排水改善延續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玉井區豐里里口宵里段495等地號野溪治理工程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玉田里玉安街旁排水改善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得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玉成里玉成市場內道路路面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南佳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甲東里活動中心桌椅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華強傢俱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白河區大竹里南92線3K+979~4K+279(內角高幹69右7~68右1)路面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大竹里南92線區道1K+850(與南91線交叉口)道路修復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白河區大竹里區道南92線0K+420~0K+810(下庄高分18右1)道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六溪里9鄰檳榔腳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山豪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六溪里山仔頂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白河區六溪里南97線3.4K(六溪高幹85-1)暨4.5K(六溪高幹113)道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六溪里柴牛欄1號至2號橋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白河區白河里播音設備改善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廣昕科技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庄內里福呂府前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竹門里竹門國小後方排水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汴頭里南94線以東排水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侑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秀祐里舉人街39號計畫道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秀祐里豐慶街後段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河東里中洲橋上游排水護岸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侑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河東里糞箕湖小段355地號旁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蜂展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虎山里木屐寮小段513-1地號旁排水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茂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白河區虎山里南93區道1k+900~2k+330(竹關高幹46)道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虎山里越南村後方大林里農路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茂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崁頭里莿桐崎往竹圍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山豪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馬稠後里（草店）活動中心設備採購計畫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自治行政</text:p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玉新電氣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崎內里1鄰往25公墓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崎內里3鄰82-109等地號排水溝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兆均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詔豐里區道南89線(3K+866-3K+976)道路側溝改善案件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博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愛國街12至138號前道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廣蓮里南89線(0k+150至0k+930處)道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關嶺里（白關高幹314右8）部落道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關嶺里六重溪段135-24地號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蜂展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關嶺里六重溪段878地號旁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茂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關嶺里南寮(尖仔坑溪)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茂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關嶺里崩山農路(臨172線)排水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茂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關嶺里龍眼坪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蜂展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區關嶺里檳榔山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蜂展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白河關嶺里嚴山農路改善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博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石湖里石子瀨337號前巷道路面改善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光和里溪尾農路(八德高分146左8-1)上邊坡擋土牆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比撒列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光和里德旺農路(八德高分64右10)路面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元第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光明里活動中心屋頂鋼板及廁所管線更新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謝侑達建築師事務所</text:p>
            <text:p>和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光賢里活動中心內部修繕工程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毅馨國際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光賢里活動中心建物公安改善工程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上邑室內裝修設計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光賢里活動中心購置桌椅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永青辦公傢俱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全興里活動中心冷氣機及字幕機購置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日正興業股份有限公司</text:p>
            <text:p>寅勝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全興里統一花園社區水溝蓋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陳嘉文土木技師事務所</text:p>
            <text:p>弘岱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合興里活動中心汰換飲水機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賀眾企業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宅內里蚵寮街周邊巷道改善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嘉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平區億載里活動中心二樓室內隔間工程</text:p>
          </table:table-cell>
          <table:table-cell office:value-type="string" table:style-name="ce10">
            <text:p>安平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志信室內裝修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和里辦公處認養空地和成段545地號等15筆土地綠美化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竣喆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中沙里1之7號至夫妻樹道路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中沙里86-3號後水溝加蓋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中沙里中崙110至116號側溝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中榮里第6鄰聯絡道路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安定里領寄3號前道路側溝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劼揚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沙崙崑崙宮前道路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海寮里132-34號前巷道路面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海寮里151號前道路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港口里336號旁至334-10號道路等3件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港口里382號前路面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港南里137號前路面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鼎財18號周遭魚塭道路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安定區嘉同里六塊寮23號至30號之35及28號之5至178市道路口道路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嘉同里六塊寮排水防汛道路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劃書</text:p>
          </table:table-cell>
          <table:table-cell office:value-type="string" table:style-name="ce9">
            <text:p>金拓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定區蘇林里20號厝旁道路側溝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南區大安里廣播系統增設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自治行政</text:p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旭億科技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南區公塭里安興街181巷166弄21號旁農業產業道路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南區公塭里安興街181巷272弄農路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南區公塭里安興街181巷農路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南區四草里四草大道486巷漁產道路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勝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南區本田路三段旁漁產道路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南區安吉路一段999巷農用道路改善工程(第二期)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安南區城西街二段尾道路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勝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安南區原佃里活動中心電梯增建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取得</text:p>
          </table:table-cell>
          <table:table-cell office:value-type="string" table:style-name="ce9">
            <text:p>李季岡建築師事務所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安南區原佃里廣播系統設備汰換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奕勝電話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南區海西里海尾路395巷漁路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勝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南區海環街537-8號旁農路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南區聖母段640地號綠美化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二也景觀設計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安南區學東里安明路四段826-75號旁農業道路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安順里活動中心購置冷氣機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八ㄚ旺實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灰瑤港玉旨宮社區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竹橋里廣播系統喇叭頭汰舊換新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廣昕科技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自走式割草機更新及宣導字幕機購置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台灣佐藤實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和里活動中心舞台及儲物間空間改善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富基設計工程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西和里活動中心購置桌椅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櫻錄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西埔里第8鄰坑口道路排水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宏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側校門口柏油路面改善計畫</text:p>
          </table:table-cell>
          <table:table-cell office:value-type="string" table:style-name="ce10">
            <text:p>善化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得源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側停車場排水系統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教育局(處)土地購置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順澤實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西港里區里道路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中山路47號前道路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取得報價單</text:p>
          </table:table-cell>
          <table:table-cell office:value-type="string" table:style-name="ce9">
            <text:p>國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中央市場停車場北側前道路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竹林排水(近中州段2734地號)護岸改善工程(第2期)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/>
            <text:p>瓏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西埔段1199地號等漁路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西港區西港里活動中心設置電子看板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品恩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東埔段765地號等農路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鑫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南45-1線港東段道路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南45線檨林里樟樹路段道路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後營里普護宮周邊道路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耀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堀仔頭社區排水溝(港東段1156地號)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劃書</text:p>
          </table:table-cell>
          <table:table-cell office:value-type="string" table:style-name="ce9">
            <text:p>鑫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港東里活動中心旁廁所整修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侑信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慶安里新興街11號前側溝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複合式運動場增設活動隔簾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瑞昌帆布行</text:p>
            <text:p>昭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檨林里檨林20號宅前道路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國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港區營西里南47線道路路面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西勢里集會所購置音響設備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宏權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西賢里活動中心採光罩修繕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凱土木營建工程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西橋里活動中心購置冷氣設備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大盟空調冷凍機械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西橋里活動中心購置音響設備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華德徠實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改善及充實教學環境設備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  <text:p>逕洽廠商</text:p>
          </table:table-cell>
          <table:table-cell office:value-type="string" table:style-name="ce9">
            <text:p>俊喆土木包工業；</text:p>
            <text:p>江豐水電工程行；</text:p>
            <text:p>隆昌企業社</text:p>
            <text:p>金源興裝潢材料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9">
          <table:table-cell office:value-type="string" table:style-name="ce9">
            <text:p>改善及充實教學環境設備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弘府機電工業有限公司</text:p>
            <text:p>永秝土木工程有限公司</text:p>
            <text:p>統立鋁門窗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改善無障礙坡道規劃設計費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許岩奇建築師事務所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汴頭里中山堂改善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立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佳里區下營里15鄰頂廍道路鋪面老舊年久失修瀝青剝落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取得</text:p>
            <text:p>工程：公開取得</text:p>
          </table:table-cell>
          <table:table-cell office:value-type="string" table:style-name="ce9">
            <text:p>禾湧工程顧問有限公司</text:p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佳里區六安里青年街(忠孝路至延平路間)鋪面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取得</text:p>
            <text:p>工程：公開取得</text:p>
          </table:table-cell>
          <table:table-cell office:value-type="string" table:style-name="ce9">
            <text:p>昇泰工程顧問有限公司</text:p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佳里區六安里辦公處修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弘成鐵工所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佳里區文化西路南側排水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健曜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佳里區文新里公園路（文化路至新生路段）路面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益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佳里區民安里南51線(市道176線往新宅)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益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佳里區同安中排往蕭壟分線水路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侑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佳里區安西里23巷道路鋪面老舊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取得</text:p>
            <text:p>工程：公開取得</text:p>
          </table:table-cell>
          <table:table-cell office:value-type="string" table:style-name="ce9">
            <text:p>昇泰工程顧問有限公司</text:p>
            <text:p>益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佳里區佳興里活動中心購置音響設備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鵬燁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佳里區南勢里佳南段1002地號農路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佳里區建南里公園路186巷及186巷46弄道路鋪面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取得</text:p>
            <text:p>工程：公開取得</text:p>
          </table:table-cell>
          <table:table-cell office:value-type="string" table:style-name="ce9">
            <text:p>昇泰工程顧問有限公司</text:p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佳里區建南里建南街道路鋪面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益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佳里區海澄里南19線7.5K道路鋪面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益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佳里區海澄里唐盟段1609、1643地號道路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戴竹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佳里區營溪里營頂社區道路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取得</text:p>
            <text:p>工程：公開取得</text:p>
          </table:table-cell>
          <table:table-cell office:value-type="string" table:style-name="ce9">
            <text:p>禾湧工程顧問有限公司</text:p>
            <text:p>崴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佳里區鎮山里廣播電桿遷移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暢泓科技顧問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佳里區體育公園網球場紅土鋪面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立展工程行</text:p>
            <text:p>仁盈體育休閒用品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兒童遊樂設施計畫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穎程實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和順里活動中心1~3樓地磚整修工程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逕洽廠商</text:p>
            <text:p>工程：公開招標</text:p>
          </table:table-cell>
          <table:table-cell office:value-type="string" table:style-name="ce9">
            <text:p>陳修新建築師事務所</text:p>
            <text:p>合淞營造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和順里活動中心伸縮門故障(後門)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上玄金屬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和順里活動中心伸縮門故障維修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上玄金屬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里(新官田段759地號)道路側溝改善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良威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(烏山頭段210-23地號)農路改善工程補助案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(烏山頭段322-14地號)排水設施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逸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二鎮里鎮南段616地號周邊私設道路及水溝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金富發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大崎里大山產業道路二期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良威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大崎里大山產業道路改善工程補助案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良威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大崎里社區道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大崎里夢之湖農路改善工程(第二期)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良威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官田里草尾農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社子里台84縣大內1號橋下農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南65線番仔田埤排水上游蒐集水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金富發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烏山頭太子廟旁道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烏山頭段2-22號道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渡拔里三塊厝段146地號旁農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渡拔里三塊厝段30地號及309-3地號旁農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渡拔里仁愛橋周邊及通往臺一線聯外道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渡拔里拔子林陸橋下方道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渡拔里番子渡頭段428地號側溝及路面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金富發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湖山大排下游新建護岸工程(第二期)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侑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番子渡頭段50-15地號旁農路改善工程補助案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隆本里信義街二段道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隆本里復興街往隆本二號橋道路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官田區隆本里興隆街85巷道路排水改善工程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聯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尚頂里活動中心購置字幕機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宏權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岡林里旱埔後農路(岡林高幹左13-1)擋土牆及路面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岡林里畚箕湖農路程(岡林高幹46右10)路面修復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鍵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岡林里園埔後農路下邊坡擋土牆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元第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岡林里園埔後農路下邊坡擋土牆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元第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岸內里松子腳13之1至岸內國小前道路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10">
          <table:table-cell office:value-type="string" table:style-name="ce9">
            <text:p>府南里活動中心內部設備更新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自治行政</text:p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金德億企業社</text:p>
            <text:p>黃冠企業社</text:p>
            <text:p>雨尹油漆工程行</text:p>
            <text:p>元程工程行</text:p>
            <text:p>永佳五金建材行</text:p>
            <text:p>志邦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府南里活動中心汰換桌球桌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乒冠體育用品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忠政里活動中心增購計畫案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鑫品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昇安里活動中心門扇改善計畫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大峰鋁門窗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昌隆里東勢寮122號前道路等路面改善工程</text:p>
          </table:table-cell>
          <table:table-cell office:value-type="string" table:style-name="ce10">
            <text:p>善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明和里北勢洲14鄰社區道路排水改善</text:p>
          </table:table-cell>
          <table:table-cell office:value-type="string" table:style-name="ce10">
            <text:p>山上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聯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明亮里活動中心汰換及增設數位戶外型彩色攝影機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技信保全防盜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明興路1181巷159-5號旁等農路排水及路面改善工程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維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明興路611巷139弄農路改善工程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里災害防救廣播系統維修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建築及設備</text:p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龍成電器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水雲里番子坑二期(牛山高幹109右3左24)野溪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古都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水雲里番仔坑(牛山109右3左21~左41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水雲里番仔坑(牛山109右3左7~左21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東山區東山里大德街(東新6左1右9右1~路燈623、東新22左5右3~22左4右3)道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東正里(白六高幹68右6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奕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東原里竹圍埔(468-2)野溪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龍翔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東原里頂崎(203-2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茂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東山區東原里鹿寮埔(雙溪35右20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代辦經費-110年度山坡地農路改善計畫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茂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東山區林安里番子厝(東原高幹85左21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代辦經費-110年度山坡地農路改善計畫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龍翔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林安里番仔厝(二期)野溪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青山里塚仔埔(玉善祠前)野溪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龍翔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南勢里冷水坑(0421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南勢里冷水坑舊(仙公高幹75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南勢里坪子頂(仙公20左20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蜂展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東山區南勢里南105-1線(田寮2~南勢13、南勢20~南勢20左5)道路改善工程-(田寮2~南勢13)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南勢里後壁田(1024)野溪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佑吉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東山區南勢里番薯科野溪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南勢里嘉湖(嘉湖110-117、嘉湖132左3-左9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東山區南勢里龜仔山(0324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代辦經費-110年度山坡地農路改善計畫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茂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南溪里二重溪(南溪20左7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龍翔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東山區高原里內埔(李園14左23右47左2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代辦經費-110年度山坡地農路改善計畫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茂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高原里水井(272)野溪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招標作業辦理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高原里半山(二坑216左15右2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蜂展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高原里油車崎(李園70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蜂展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高原里柳枝仔(李園14右11)野溪排水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高原里科尾(東原234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蜂展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高原里科尾(東原高幹241-247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立輝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聖賢里田尾(田尾高幹14左3右6左4左1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東山區嶺南里牛稠子(946-2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代辦經費-110年度山坡地農路改善計畫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茂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嶺南里桂竹林(0712)野溪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嶺南里桂竹林(雙溪高幹76左6右22左13左11)二期野溪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佑聖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東山區嶺南里桂竹林(雙溪高幹76左6右22左13左16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代辦經費-110年度山坡地農路改善計畫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茂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山區嶺南里崎頭山(1126)農路改善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蜂展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東正里辦公處屋頂修繕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黃進益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和里下湖仔道路排水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(設計中)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和里金馬寮農路(金馬高幹113右1右9)路面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水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和里第8鄰道路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(設計中)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昇二街35巷及公兒三公園前道路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毅達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側門新設伸縮門及活動中心側邊防護板防火改善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合昌捲門企業社</text:p>
            <text:p>佳鑫工程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東勢里社區道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東勢里廣播系統汰換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龍安科技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東聖里活動中心二樓舞蹈教室內部設備裝潢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瑞光玻璃有限公司</text:p>
            <text:p>好屋木地板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11">
          <table:table-cell office:value-type="string" table:style-name="ce9">
            <text:p>東聖里活動中心內外設備採購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自治行政</text:p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  <text:p>逕洽廠商</text:p>
          </table:table-cell>
          <table:table-cell office:value-type="string" table:style-name="ce9">
            <text:p>禾聯電器股份有限公司</text:p>
            <text:p>臺灣樂爾麗科技股份有限公司</text:p>
            <text:p>捷座企業有限公司</text:p>
            <text:p>普德家電股份有限公司</text:p>
            <text:p>丞正科技有限公司</text:p>
            <text:p>台丞營造有限公司</text:p>
            <text:p>金源興裝潢材料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武東里活動中心佈告欄暨冷氣機設備汰換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  <text:p>逕洽廠商</text:p>
          </table:table-cell>
          <table:table-cell office:value-type="string" table:style-name="ce9">
            <text:p>華菱科技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虎山里活動中心增設監視器計畫書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鐘勤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長興里活動中心汰換冷氣機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賓茂空調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青山里(崎子頭320地號)增設戶外休閒設施工程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自治行政</text:p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豐達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青山社區活動中心音響設備汰換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建築及設備</text:p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正聲電料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保吉里蚵寮社區狹小巷道路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冠金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南工街212巷7弄等路面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進億工程顧問有限公司</text:p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南化里往南遊山莊道路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水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里後壁籠（南化段1002地號）排水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方章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南化里煙園仔部落道路改善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戴竹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南化里鄰里道路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戴竹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大草崙(清水高分53)旁邊坡排水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水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小崙里南化段369地號野溪護岸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九崎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中坑段352-5地號排水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湧鑫土木包工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北平里竹平尾農路(北平里55號宅旁)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宏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南化區北平里對外聯絡道路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北平里篤加柚農路(篤加柚高分12)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南化區北寮里4鄰道路排水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北寮里下牛埔農路(高埔高幹44左21)改善工程補助案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瑞正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北寮里里內聯絡道路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北寮里南寮農路(南寮高分17左7)路面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南化區北寮里關埔坑野溪治理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北寮段874-1地號排水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九琦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北寮段874-26地號排水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九琦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東和里溪尾往清水寺旁支線農路(溪底高分27)路面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冠頂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化區南化段1370-39地號坡面排水改善工程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新維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保南興里活動中心中間鐵捲門更換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再來得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南美里活動中心監視系統汰舊換新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高岱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美里活動中心購置投影機及綜合擴大機等設備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  <text:p>逕洽廠商</text:p>
          </table:table-cell>
          <table:table-cell office:value-type="string" table:style-name="ce9">
            <text:p>尚真事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側遮雨棚改善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博翔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南區大恩里活動中心桌球桌汰換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林森體健用品實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南區文華社區之立牌更新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界橋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區明德里活動中心1樓女廁改善工程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賴彥柏</text:p>
            <text:p>角度科技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區明興路321巷32號旁農路改善工程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翔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清宮南山段1002-1、1004等地號排水及路面改善工程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南棟教室整修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銘慧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南勢里關帝廟39-2號前道路改善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友文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南灣街100巷排水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榮盛發工程顧問股份有限公司</text:p>
            <text:p>億晉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城西里活動中心西側設置羽球場籃球場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欣永達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巷口里建南街74巷道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建南里社區活動中心旁籃球場增設籃球架(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湧基營造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建國里活動中心購置顯示器設備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宏權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律動教室木地板修繕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捷敏企業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港里城內段漁塭道路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後街里中正北路286巷1弄巷道改善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嘉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壁里德洋二街31巷農路改善工程</text:p>
          </table:table-cell>
          <table:table-cell office:value-type="string" table:style-name="ce10">
            <text:p>仁德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瑞璋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壁區上茄苳里南88線顯濟宮旁道路側溝改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壁區上茄苳排水(台1線東側)右岸排水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鼎佶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壁區長安里烏樹林段780地號農路改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嘉靖和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壁區侯伯社區聯合活動中心音響設備新設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信成電器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壁區南91線0K+000~0K+660道路AC改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壁區後壁里下茄苳段2014-2地號農路改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洺土木包工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壁區菁寮里道場段98至143地段農路改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山豪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後壁區新嘉里蘆竹潭中排改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億欣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壁區嘉苳里54號宅前道路側溝改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奕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壁區嘉苳里下茄苳排水嘉安橋上游護岸改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瓏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壁區嘉苳里本協部落排水溝改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侑隼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營里後營153號之2及後營210號宅旁社區路年久失修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後營國小東側球場照明設備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體育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元億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柳營區八老爺排水延續改善工程(第二期)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瓏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柳營區八翁里外環段145地號農路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毅達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柳營區太康里9鄰巷道及排水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柳營區東昇里十美街211巷排水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取得報價單</text:p>
          </table:table-cell>
          <table:table-cell office:value-type="string" table:style-name="ce9">
            <text:p>玖郁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柳營區東昇里成功街(代天院後方)道路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柳營區東昇里東昇八街庄內道路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活動中心冷氣空調汰舊換新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八ㄚ旺實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胡厝里活動中心廁所曁無障礙坡道修</text:p>
          </table:table-cell>
          <table:table-cell office:value-type="string" table:style-name="ce10">
            <text:p>善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南億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英語教室觸控螢幕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廣名資訊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重溪里法主宮前(南108-1)道路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風雨球場加裝鐵捲門及跑道改善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旺昌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9">
          <table:table-cell office:value-type="string" table:style-name="ce9">
            <text:p>修繕牆壁滲水建置防焰窗簾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佳達土木包工業</text:p>
            <text:p>品嘉設計規劃有限公司</text:p>
            <text:p>世凱影像設計</text:p>
            <text:p>建登土本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振興里活動中心汰換火警受信總機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鴻玖消防安全設備器材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振興里活動中心汰換投影機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寅勝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振興里活動中心購置舞台燈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大隆音響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振興里活動中心購置變頻冷氣機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麥得森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校園行政電腦新購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傳承電腦資訊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校園修繕計畫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旭瑒科技有限公司</text:p>
            <text:p>建成窗門加工所</text:p>
            <text:p>佳達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校園監視系統更新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傳承電腦資訊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校園監視系統汰換更新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旭瑒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海西里活動中心汰換音響設備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泰禾電話電器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海佃里活動中心設置監視器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鵬燁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海埔里海埔38號旁路面改善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友文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草山里檳榔腳農路(草山高分55右5左4)下邊報崩坍改善工程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鍵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馬沙溝1號水門排水溝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侑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高樓圍牆防護設施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展佑開發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國平里活動中心更換舞台雨遮鋼板朋</text:p>
          </table:table-cell>
          <table:table-cell office:value-type="string" table:style-name="ce10">
            <text:p>安平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廣兆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密枝里廣播系統汰換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暢泓科技顧問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平沙里社區道路側溝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正龍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將軍區玉山里新增無線廣播設備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廣昕科技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玉山養殖區山子腳段2100至1892-4地號路面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長榮里185-3至180-30道路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雨水下水道A幹線(A5-A6)頂蓋板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方章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南26線北側鹽田二道防線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劃書</text:p>
          </table:table-cell>
          <table:table-cell office:value-type="string" table:style-name="ce9">
            <text:p>東拓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巷埔里南1線道路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苓仔寮里8鄰源頭社區道路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苓仔寮里苓保活動中心新增冷氣及視聽設備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大同綜合訊電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將軍區苓仔寮廣播設備新增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金時代演藝傳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馬沙溝魚塭排水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侑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將軍里南20線角帶圍段路面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將軍里舊南20線角帶圍段路面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將軍區鯤鯓里社區道路及水溝改善工程</text:p>
          </table:table-cell>
          <table:table-cell office:value-type="string" table:style-name="ce10">
            <text:p>將軍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崇善里活動中心屋頂防水工程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統勝工程顧問有限公司</text:p>
            <text:p>樺奇地營造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崇誨里活動中心增購卡拉OK投影機設備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威銘資訊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崇德里活動中心更換LED燈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八ㄚ旺實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崙頂新厝里聯合活動中心牆面油漆修繕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維信土木包工業</text:p>
            <text:p>文祥油漆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教位教學觸控螢幕購置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廣名資訊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教室觸控式電視及活動式課桌椅購置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  <text:p>逕洽廠商</text:p>
          </table:table-cell>
          <table:table-cell office:value-type="string" table:style-name="ce9">
            <text:p>景誠電子有限公司</text:p>
            <text:p>美安辦公設計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教學大樓防護措施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弘政通信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12">
          <table:table-cell office:value-type="string" table:style-name="ce9">
            <text:p>教學設備更新及高壓電氣設備汰換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  <text:p>共同供應契約</text:p>
          </table:table-cell>
          <table:table-cell office:value-type="string" table:style-name="ce9">
            <text:p>聖凡資訊有限公司</text:p>
            <text:p>聖凡資訊有限公司</text:p>
            <text:p>功學社音樂中心股份有限公司</text:p>
            <text:p>飛魚企業社</text:p>
            <text:p>南區機電技術顧問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教學環境及校園平整化鋪面改善</text:p>
          </table:table-cell>
          <table:table-cell office:value-type="string" table:style-name="ce10">
            <text:p>東山區</text:p>
          </table:table-cell>
          <table:table-cell office:value-type="string" table:style-name="ce9">
            <text:p>教育局(處)土地購置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取得報價單或</text:p>
            <text:p>企畫書</text:p>
          </table:table-cell>
          <table:table-cell office:value-type="string" table:style-name="ce9">
            <text:p>佑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深坑里深坑二街68巷欄杆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再來得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淺草里活動中心購置長條桌推車及辦公椅推車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環祺實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淺草里活動中心簡易斜坡道及移動冷氣外機工程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淞壕金屬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理想里廣播系統設備增購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旭億科技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通學步道避車彎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教育局(處)土地購置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慶發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頂山里活動中心購置液晶顯示器設備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瑝國事務機器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大埕里文昌路29號之21旁巷道及大埕50號之13旁巷道路面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大珵里新興街(大同街56號旁至中正路73號旁)路面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北勢里太宅高幹14至太宅高幹19前道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北勢里加輦邦7號前排水溝新建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光復路(中正路至三民路)路面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麻豆區安正里前班22之1號前道路改善工程</text:p>
            <text:p/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安正里謝厝寮段629-3地號至674-4地號農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安業里安業251之5號前至241-16號旁道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安業里安業82-9至82-18號前側溝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鴻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東角里忠孝路56號至39號之6前路面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東角里興中路175巷等三處路面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麻豆區油車里自由路47號至新生北路84號旁巷道及興民街76-23~43號巷道路面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油車里新生北路308巷89號前道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南勢里倒風內海故事館旁產業道路路面改善工程案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晉江里建南一街路面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海埔里埤子尾及莊禮寮周邊道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麻豆區海埔里排水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正堃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麻豆區海埔里排水改善工程(第二期)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鴻福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麻口里麻口段897地號至927地號農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港尾里南50及鄰近道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港尾里客子寮37-9號旁道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港尾里客子寮及營後魚塭旁農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興農里新生南路218巷農路改善工程案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興農里新生南路358巷及432號之2旁農路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謝厝寮里13之12前側溝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麻豆區謝厝寮里240號前、陳林公廟旁及207-1號旁道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勝安里活動中心拆除工程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逕洽廠商</text:p>
            <text:p>工程：公開招標</text:p>
          </table:table-cell>
          <table:table-cell office:value-type="string" table:style-name="ce9">
            <text:p>蔡鐘淵建築師事務所</text:p>
            <text:p>羿瑩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博愛幼稚園旁及光福五街等庄內道路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善化區小新里成功路349巷等路面改善工程</text:p>
          </table:table-cell>
          <table:table-cell office:value-type="string" table:style-name="ce10">
            <text:p>善化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善化區蓮潭里小新國小南側人行道(陽光大道~陽光三路)設置臨停接送區工程</text:p>
          </table:table-cell>
          <table:table-cell office:value-type="string" table:style-name="ce10">
            <text:p>善化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招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富裕里活動中心內部設備購置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  <text:p>逕洽廠商</text:p>
          </table:table-cell>
          <table:table-cell office:value-type="string" table:style-name="ce9">
            <text:p>八ㄚ旺實業有限公司</text:p>
            <text:p>日正事務興業有限公司</text:p>
            <text:p>英能空調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復國路277巷22、28、34弄道路改善工程</text:p>
          </table:table-cell>
          <table:table-cell office:value-type="string" table:style-name="ce10">
            <text:p>永康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榮盛發工程顧問股份有限公司</text:p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港東里八份社區道路修繕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港東里姑媽聯絡道路改善工程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港東里活動中心設置LED跑馬燈</text:p>
          </table:table-cell>
          <table:table-cell office:value-type="string" table:style-name="ce10">
            <text:p>西港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瑝國事務機器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湘仔埔部落道路排水改善</text:p>
          </table:table-cell>
          <table:table-cell office:value-type="string" table:style-name="ce10">
            <text:p>南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冠頂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菁寮里後廍49號之2周邊道路改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視聽教室數位資訊教學設備改善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鈞華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開山里活動中心建物工安改善工程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大觀室內裝修設計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開化里周邊巷道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嘉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開南里活動中心地板修復及水溝蓋改善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三橋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塩埕里涼亭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永東鴻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慈安里法安宮前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大坑168線(大坑幹48右知1)旁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岱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大坑農路(礁坑高分100)道路排水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誠達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大坑里168線(0K+750)既有排水通路阻塞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大坑里南168線(尖峰高幹245)旁排水護岸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大坑里農路(尖峰高幹235左11左1)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鴻金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山腳里南169線（山義高幹70）道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山腳段116地號旁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中正路（公園路至中正路200巷口）路面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招標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中興段926地號農路復建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中興段926地號農路復建工程(第二期)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太平里離子尾橋旁排水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王公廟小段938-85地號旁排水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全興里竹子腳段841地號旁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盈勝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羊林里大埤堤岸護欄及防汛步道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晉旺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新化區羊林里羊林高分45右1旁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代辦經費-110年度山坡地農路改善計畫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盛進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羊林里南173區道旁排水溝工程第二期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岱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羊林高分59右16旁農路修繕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盛進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那拔里那拔國小旁路面及排水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代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那拔里牧場高幹56旁道路改善工程等3件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那拔林197號旁社區路面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那拔林段0935地號旁野溪護岸整治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畫書</text:p>
          </table:table-cell>
          <table:table-cell office:value-type="string" table:style-name="ce9">
            <text:p>三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那拔林段1875地號旁野溪護岸整治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凌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那拔高分26旁農路修繕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鑫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那拔幹3左支9旁農路修繕工程等2件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知義湖仔底農路擋土牆延伸及排水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三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南168-1線(知和高35)護岸邊坡擋土改善工程(設計費)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南168-3線(頭前高分40)道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取得報價單</text:p>
          </table:table-cell>
          <table:table-cell office:value-type="string" table:style-name="ce9">
            <text:p>新志發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唪口里156之8號前排水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崙子頂段451地號旁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盈勝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頂山腳段1228地號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頂山腳段1845-3地號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頂山腳段256地號旁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頂山腳段318-68地號旁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礁坑子段252-11地號旁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礁坑里往東榮里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礁坑里過嵿高分農36左12右3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新化區礁坑里過嶺高分28旁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代辦經費-110年度山坡地農路改善計畫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盛進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礁坑里礁坑子段1927地號等三筆農路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新志發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化區體育公園監視器改善工程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銓盛數位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新化聯合活動中心裝設投影機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宏權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新市區三舍里社區道路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益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大社里502號前中排水溝改善工程（第二期）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瓏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大社里大社723號前蒐集水路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大洲里27號到保安宮前南135線道路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有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大營夫妻樹景觀公園旁道路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瑞璋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大營里38號旁排水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畫書</text:p>
          </table:table-cell>
          <table:table-cell office:value-type="string" table:style-name="ce9">
            <text:p>佳禾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大營里大社中排邊坡防護改善工程〈第三期〉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岦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大營段994地號AC路面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南宏土木包工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中正路268巷道路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有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社內218之6號旁道路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育禎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社內里74號前道路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有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社內里富強段403地號農路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南144線(貝森朵夫前)道路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有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港墘里中山路78巷路面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純供料</text:p>
          </table:table-cell>
          <table:table-cell office:value-type="string" table:style-name="ce9">
            <text:p>有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港墘里長安街及36巷道路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有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港墘里港墘段573-4等地號旁邊坡防護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畫書</text:p>
          </table:table-cell>
          <table:table-cell office:value-type="string" table:style-name="ce9">
            <text:p>建璉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港墘里華美街(長安街口至南港街口)道路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市區新和里民生路(富中街至台19甲)道路改善工程</text:p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新市區潭頂里東潭頂段318地號護岸改善工程</text:p>
            <text:p/>
          </table:table-cell>
          <table:table-cell office:value-type="string" table:style-name="ce10">
            <text:p>新市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瓏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光里許厝湖新街359號前新設排水溝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鑫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吉庄活動中心增設家電設備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自治行政</text:p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燦坤實業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新吉里購置體健器材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穎程實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東里南74區道南側部落排水改善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新東里活動中心增設儲藏式及辦公室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取得</text:p>
            <text:p>工程：公開招標招標中</text:p>
          </table:table-cell>
          <table:table-cell office:value-type="string" table:style-name="ce9">
            <text:p>莊欽淇建築師事務所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建兒童遊戲場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瀧德國際貿易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新埔里文小二公園增設動器材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亦加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埔里文小二運動公園照明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一鑫水電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設藝文展館冷氣購置</text:p>
          </table:table-cell>
          <table:table-cell office:value-type="string" table:style-name="ce10">
            <text:p>官田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三菱開發科技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渡子頭部落內路面改善工程</text:p>
          </table:table-cell>
          <table:table-cell office:value-type="string" table:style-name="ce10">
            <text:p>北門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里鑫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新興里中華街一巷側溝改善工程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營區三仙里家樂福南側及西側道路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新營區土庫部落排水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柏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營區大宏里開元路(火車站至開元陸橋)路面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營區中營里新卯舍段1335地號及東信街路面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營區民榮里富昌街AC鋪面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新營區忠政里長榮路二段25巷、中正路107巷及中正路55號旁巷內等道路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新營區南72線北側道路側溝修繕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長泓陞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營區後鎮排水復興橋下游右側護岸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欣義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營區新北一街、民治路200巷及300巷道路AC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營區新北七街及新北五街AC鋪面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營區新北里新北二街路面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營區新進路二段445巷AC鋪面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營區嘉芳里茄苳腳88之8號前AC鋪面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新營體育場桌球訓練室空間擴充案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基本行政工作維持</text:p>
          </table:table-cell>
          <table:table-cell office:value-type="string" table:style-name="ce11">
            <text:p>體育處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楠西里中興南路85巷道路掏空改善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宏昇工程技術顧問有限公司</text:p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楠西區照興活動中心伴唱機周邊音響設備購置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玉昇電器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楠西區龜丹里黑桶農路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劼揚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楠西區灣丘里楠西段132地號旁排水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楠西區灣丘里灣丘社區旁排水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方章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楠西區灣丘新寮溪支流護岸改善工程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方章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楠坑里向南仔排水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九琦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楠坑里狗頸崙農路(龍船幹46右9左分9右引1)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楠坑里樹子林農路(樹子高枝9)改善(二期)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溪心里活動中心頂樓防水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逕洽廠商</text:p>
            <text:p>工程：公開取得</text:p>
          </table:table-cell>
          <table:table-cell office:value-type="string" table:style-name="ce9">
            <text:p>榮盛發工程顧問股份有限公司</text:p>
            <text:p>八方德昌開發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溪頂溪東聯合活動中心冷氣汰換及新增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英能空調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溪頂溪東聯合活動中心油漆整修工程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鼎弘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照興頂湖村里道路改善</text:p>
          </table:table-cell>
          <table:table-cell office:value-type="string" table:style-name="ce10">
            <text:p>楠西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耀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義合里頂義合等二處道路路面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裕聖里活動中心化糞池維修工程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山本水電材料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裕農里活動中心購置影音設備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建築及設備</text:p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雅拿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裕德路與公園路口公有地(慶安段657、681-2地號)環境及排水改善工程</text:p>
          </table:table-cell>
          <table:table-cell office:value-type="string" table:style-name="ce10">
            <text:p>善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圖書室裝修工程</text:p>
          </table:table-cell>
          <table:table-cell office:value-type="string" table:style-name="ce10">
            <text:p>白河區</text:p>
          </table:table-cell>
          <table:table-cell office:value-type="string" table:style-name="ce9">
            <text:p>教育局(處)營建及修建工程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建新室內裝修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實驗用品設備、體育器材及社會科教具購置</text:p>
          </table:table-cell>
          <table:table-cell office:value-type="string" table:style-name="ce10">
            <text:p>大內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廣角度眼鏡有限公司</text:p>
            <text:p>宏光學用品社</text:p>
            <text:p>南科休閒運動器材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彰南里活動中心裝置水塔馬達遮蔽設備申請計畫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翔鈞興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榮和里往枋寮部落聯絡道路</text:p>
          </table:table-cell>
          <table:table-cell office:value-type="string" table:style-name="ce10">
            <text:p>左鎮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福安里烏樹林聯外道路整修工程</text:p>
          </table:table-cell>
          <table:table-cell office:value-type="string" table:style-name="ce10">
            <text:p>後壁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鎧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臺南市七股區竹橋里南33線路面改善工程</text:p>
          </table:table-cell>
          <table:table-cell office:value-type="string" table:style-name="ce10">
            <text:p>七股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臺南市立新營羽球館屋面漏水及地墊設備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基本行政工作維持</text:p>
          </table:table-cell>
          <table:table-cell office:value-type="string" table:style-name="ce11">
            <text:p>體育處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臺南市立新營體育場周邊步道排水設施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體育處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臺南市南區明興路1285巷段後段農業區排水改善工程(第二期)</text:p>
          </table:table-cell>
          <table:table-cell office:value-type="string" table:style-name="ce10">
            <text:p>南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維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臺南市柳營區太康段636地號非重劃區農路改善工程補助案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毅達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臺南市柳營區旭山里果毅後段5-1地號旁農路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山豪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臺南市柳營區南元農場往佛山農路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鎮隆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臺南市柳營區重溪里法主宮北側農路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毅達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臺南市柳營區櫻花滯洪池旁農路改善工程</text:p>
          </table:table-cell>
          <table:table-cell office:value-type="string" table:style-name="ce10">
            <text:p>柳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毅達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臺南市麻豆區安正里前班37號前道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臺南市麻豆區謝厝寮里7鄰謝厝寮101號之33前農路改善工程及紀安國小北側農路改善工程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再生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臺南市新營區南75鄉道(太子路至國道一號道路)路面改善工程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輔導室環境改善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強固工程行</text:p>
            <text:p>惟心創意室內裝修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8">
          <table:table-cell office:value-type="string" table:style-name="ce9">
            <text:p>輔導諮商室及生命教育中心設備充實</text:p>
          </table:table-cell>
          <table:table-cell office:value-type="string" table:style-name="ce10">
            <text:p>新營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  <text:p>公開招標</text:p>
            <text:p/>
          </table:table-cell>
          <table:table-cell office:value-type="string" table:style-name="ce9">
            <text:p>上品國際家具有限公司</text:p>
            <text:p>耕日昇資訊有限公司</text:p>
            <text:p>金將音響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鳳凰里活動中心鐵捲門汰換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偉丞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億載里活動中心停車棚屋頂整俢</text:p>
          </table:table-cell>
          <table:table-cell office:value-type="string" table:style-name="ce10">
            <text:p>安平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廣兆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廣播系統及公文櫃更新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乾揚通信工程行</text:p>
            <text:p>華成鋼製傢俱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德光里活動中心更換二樓教室冷氣設備</text:p>
          </table:table-cell>
          <table:table-cell office:value-type="string" table:style-name="ce10">
            <text:p>東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大盟空調冷凍機械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賢北里活動中心汰換擴大機、喇叭、麥克風</text:p>
          </table:table-cell>
          <table:table-cell office:value-type="string" table:style-name="ce10">
            <text:p>北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大禾音響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三慶里紅茄60號前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三慶里頂洲148號之1等4處路面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鈞鈜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三慶里頂洲72-6號前路面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三慶里頂洲及新芳計4處部落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學甲區三慶里新田寮排水(筏港橋下游左岸)防汛道路改善工程</text:p>
            <text:p/>
          </table:table-cell>
          <table:table-cell office:value-type="string" table:style-name="ce10">
            <text:p>筟甲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取得報價單或企劃書</text:p>
          </table:table-cell>
          <table:table-cell office:value-type="string" table:style-name="ce9">
            <text:p>東拓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大灣中排1K+100至1K+350排水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中洲里棧寮部落路面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仁得里自立街(中正路至信義路段)路面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仁得里南天宮籃球場旁鋪面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鈞鋐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平和里西平寮67號之22旁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平和里西平寮67號之44旁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平和里倒芳橋東側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光華里南1線忠神公廟旁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光華里番水爺廟旁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光華里新頭港西北側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光華里新頭港南側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光華里舊頭港入口旁農路後續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學甲區宅港里學甲排水護岸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鋕昇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秀昌里171線旁農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秀昌里陳姓懷恩堂旁農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秀昌里煥昌160-53號旁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拓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新達里山寮36號之3旁農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新榮里裕農街等2條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營後排水支流改善工程(第二期)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金逸土木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豐和里東林養護之家旁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豐和里金朝混凝土廠東側魚塭道路改善後續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豐和里金朝混凝土廠旁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豐和里美和63-6號旁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學甲區豐和里美和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漁業建設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拓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豐和里美和魚塭道路改善後續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學甲區豐和里草坔小排8旁魚塭道路改善工程</text:p>
          </table:table-cell>
          <table:table-cell office:value-type="string" table:style-name="ce10">
            <text:p>學甲區</text:p>
          </table:table-cell>
          <table:table-cell office:value-type="string" table:style-name="ce9">
            <text:p>養殖漁業發展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操場西側地坪竄根破損修繕</text:p>
          </table:table-cell>
          <table:table-cell office:value-type="string" table:style-name="ce10">
            <text:p>安南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成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土崎里(崎腳高枝27)農路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興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土崎里烏樹林(尖峰高幹289右3)崩塌地處理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億益營造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土崎里崩山野溝治理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億益營造工程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土崎里礁坑農路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興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大坪里大坪頂農路(大坪高分64-1)路面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宥盛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中坑里(中坑高分23左12)農路改善(二期)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興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中坑里內潭(路燈2085)農路排水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中坑里內潭仔(內潭高分34左3)農路路面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龍崎區石嘈里石嘈內排水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石嘈里坑內崩塌地處理2期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百盛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龍崎區石嘈里刺仔崙(石嘈高幹28右2)野溪護岸及農塘共構堤岸加高加固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百盛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石嘈里過溪仔農路(坑內高分2右15)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龍崎區石嘈里過嶺排水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石嘈里過嶺農路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興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崎頂里(龍崎路燈56西)農路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崎頂里崎下農路二期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楠坑里西公林4號電塔旁排水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九琦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龍崎區楠坑里樹子林崩塌地處理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九琦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龍船里(瓦厝高枝25)瓦厝野溝排水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兆均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龍船里瓦厝(瓦厝高枝23至26)農路路面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龍崎區龍船里狗仔坪崩塌地處理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龍崎區龍船里後壁溪排水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凌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區龍船段104-1地號野溪護岸及坡面排水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凌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嶇土崎里外考潭(廣嚴高枝57左23)農路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嶇大坪里烏仙崙(大坪高分69右14)農路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龍崎嶇中坑里三塊厝(大溪高分13左9)農路路面改善工程</text:p>
          </table:table-cell>
          <table:table-cell office:value-type="string" table:style-name="ce10">
            <text:p>龍崎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龜港里活動中心體健設施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冠甲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龜港里龜子港161巷39號前路面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龜港里龜子港161巷等路面改善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龜港里籃球場整修及空地綠美化工程</text:p>
          </table:table-cell>
          <table:table-cell office:value-type="string" table:style-name="ce10">
            <text:p>六甲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強鑫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10">
          <table:table-cell office:value-type="string" table:style-name="ce9">
            <text:p>儲水管線設備修繕、環境清潔設備購置及鋪面改善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見穎工程行</text:p>
            <text:p>見穎工程行</text:p>
            <text:p>見穎工程行</text:p>
            <text:p>立研企業有限公司</text:p>
            <text:p>立研企業有限公司</text:p>
            <text:p>立旺科技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營前里營南段331地號旁側溝改善</text:p>
          </table:table-cell>
          <table:table-cell office:value-type="string" table:style-name="ce10">
            <text:p>下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冠金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謝安中民里聯合活動中心冷氣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梅山安順電器企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謝安中民里聯合活動中心周邊照明</text:p>
          </table:table-cell>
          <table:table-cell office:value-type="string" table:style-name="ce10">
            <text:p>麻豆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承裕企業社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七甲里七甲一街36巷排水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百盛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七甲里七甲一街36巷排水改善工程(第2期)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八甲里大仁三街20巷內農路路面及排水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愈達土木包工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八甲里大仁街62巷內中段西側農路排水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維信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大仁三街20巷內農路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昱發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大潭里長榮路二段巷尾農路西邊擋土牆設施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維信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歸仁區小六甲排水護岸新建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昱發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小六甲排水護岸新建工程(二期)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昱發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六甲里中正南路一段1160巷201弄內農路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維信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六甲里中正南路一段1201巷台糖廢鐵道鋪設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昱發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六甲里台糖廢道農路排水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愈達土木包工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六甲里凱旋路三段115巷內西邊農路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沙崙里土庫西邊農路排水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昱發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沙崙里杞舍至土庫農路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有仟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武東一街巷內農路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武東里大武路193巷99弄區界農路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昱發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武東里航太所後方農路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昱發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看東里一段1巷內區域排水改善工程(三期)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昱發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看東里中山路一段1巷內往西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維信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看東里成功路一段101巷內農路排水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昱發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看東里頂洲仔中段農路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歸仁區崙頂里凱旋路601巷355弄內南邊農路後段排水及路面(二期)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國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崙頂里凱旋路一段601巷825弄內東側農路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港尾溝溪排水支流排水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歸仁區歸南里民生十街及50巷(二期)農路路面改善工程</text:p>
          </table:table-cell>
          <table:table-cell office:value-type="string" table:style-name="ce10">
            <text:p>歸仁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瑞璋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豐里里辦公處增設音響設備</text:p>
          </table:table-cell>
          <table:table-cell office:value-type="string" table:style-name="ce10">
            <text:p>玉井區</text:p>
          </table:table-cell>
          <table:table-cell office:value-type="string" table:style-name="ce9">
            <text:p>自治行政</text:p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玉昇電器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豐榮里洋子72之2旁路面修繕工程等3件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陳嘉文土木技師事務所</text:p>
            <text:p>盛進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豐榮里活動中心冷氣機購置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日正興業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豐榮里活動中心飲水機及投影機</text:p>
          </table:table-cell>
          <table:table-cell office:value-type="string" table:style-name="ce10">
            <text:p>新化區</text:p>
          </table:table-cell>
          <table:table-cell office:value-type="string" table:style-name="ce9">
            <text:p>建築及設備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賀耀飲水設備有限公司</text:p>
            <text:p>宏權科技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7">
          <table:table-cell office:value-type="string" table:style-name="ce9">
            <text:p>鎮山里鎮山宮前水路改善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勞務：公開招標</text:p>
            <text:p>工程：公開取得</text:p>
          </table:table-cell>
          <table:table-cell office:value-type="string" table:style-name="ce9">
            <text:p>昇泰工程顧問有限公司</text:p>
            <text:p>弘鎧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里文中二公園步道及環境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信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下湖里鹽水溪支流第二期邊坡保護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三和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下湖里鹽水溪支流第三期邊坡保護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三和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山西里中山路二段262巷納骨塔後方道路旁排水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昱富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五甲里五甲段1463-10地號旁野溪護岸二期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凌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五甲里五甲段1470-1地號旁野溪護岸二期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北勢里公田橋護岸三期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鴻金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北勢里公田橋護岸四期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鴻金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北勢里北新二號橋旁護岸二期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凌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布袋里布袋尾段211-1地號旁排水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布袋里深坑子段905-2地號旁農路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承立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布袋里蓮昭農路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有袋里深坑子段815-62地號旁排水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華威土木工程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花園里許縣溪支流(新埔段137-6地號)護岸改善工程-第二期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承立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南雄里三平宮後農路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鑫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南雄里高速公路旁農路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鑫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南雄里旗官崙旁農路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鑫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南雄里龜洞段131-5地號農路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承立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南雄里龜洞段462-2地號農路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地農用管理業務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鑫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南雄里灣崎農路路面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鑫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關廟區埤頭里關新一街排水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凌暘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深坑里內潭農路支線排水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規劃設計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深坑里安保溪護岸二期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承立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深坑里馬稠基地台前農路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盛進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深坑里深坑二街農路路面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承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新光里頂埤農路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鑫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新光里新埔段1973地號農路擋土牆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弘岱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新光里新埔段380-10及385地號間野溪整治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承立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新光里新埔段481-6地號旁野溪整治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國誠營造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新光里新埔段481-8地號旁野溪整治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辦理中</text:p>
          </table:table-cell>
          <table:table-cell table:style-name="ce9"/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關廟區新光里新埔段825-1地號護岸改善工程</text:p>
          </table:table-cell>
          <table:table-cell office:value-type="string" table:style-name="ce10">
            <text:p>關廟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承立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蘇厝里434號前道路側溝改善工程等2件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佳霖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蘇厝里蘇厝327-26號厝前道路改善工程</text:p>
          </table:table-cell>
          <table:table-cell office:value-type="string" table:style-name="ce10">
            <text:p>安定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弘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歡雅倒茄苳9-1號前、15號前、22號前道路改善工程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體育公園網球場矮牆油漆工程</text:p>
          </table:table-cell>
          <table:table-cell office:value-type="string" table:style-name="ce10">
            <text:p>佳里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見興油漆行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9">
          <table:table-cell office:value-type="string" table:style-name="ce9">
            <text:p>體育教學設備、飲水機、科任教室座椅話機及監控設備購置</text:p>
          </table:table-cell>
          <table:table-cell office:value-type="string" table:style-name="ce10">
            <text:p>中西區</text:p>
          </table:table-cell>
          <table:table-cell office:value-type="string" table:style-name="ce9">
            <text:p>教育局(處)其他設備</text:p>
          </table:table-cell>
          <table:table-cell office:value-type="string" table:style-name="ce11">
            <text:p>教育局</text:p>
          </table:table-cell>
          <table:table-cell office:value-type="string" table:style-name="ce9">
            <text:p>共同供應契約</text:p>
            <text:p>逕洽廠商</text:p>
          </table:table-cell>
          <table:table-cell office:value-type="string" table:style-name="ce9">
            <text:p>龍泉科技有限公司</text:p>
            <text:p>賀眾企業股份有限公司</text:p>
            <text:p>國芝數位科技股份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鹽水區三明里舊營部落30號至36號及52之2號前道路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東奕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鹽水區文昌里南3線部分道路（岸內大排往番子寮）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鹽水區文昌里舊營段後寮小段227-1地號排水溝新建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顏格土木包工業(獨資)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鹽水區月津路(部分道路)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工程建築及設備</text:p>
          </table:table-cell>
          <table:table-cell office:value-type="string" table:style-name="ce11">
            <text:p>工務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永道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鹽水區竹林里天保厝社區部落排水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柏承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鹽水區竹林里竹子腳105之2號旁排水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騰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6">
          <table:table-cell office:value-type="string" table:style-name="ce9">
            <text:p>鹽水區竹林里挖子中排護岸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侑珅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鹽水區汫水段376地號旁道路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大地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鹽水區岸內里武廟段774等地號產業道路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創建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鹽水區岸內里金和路南側排水溝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水利工程</text:p>
          </table:table-cell>
          <table:table-cell office:value-type="string" table:style-name="ce11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金富發營造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鹽水區南67線(坔頭港國小前)道路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自治行政</text:p>
          </table:table-cell>
          <table:table-cell office:value-type="string" table:style-name="ce11">
            <text:p>民政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東洺土木包工業有限公司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5">
          <table:table-cell office:value-type="string" table:style-name="ce9">
            <text:p>鹽水區鹽水段1512-8等地號產業道路改善工程</text:p>
          </table:table-cell>
          <table:table-cell office:value-type="string" table:style-name="ce10">
            <text:p>鹽水區</text:p>
          </table:table-cell>
          <table:table-cell office:value-type="string" table:style-name="ce9">
            <text:p>農業工程及農路改善</text:p>
          </table:table-cell>
          <table:table-cell office:value-type="string" table:style-name="ce11">
            <text:p>農業局</text:p>
          </table:table-cell>
          <table:table-cell office:value-type="string" table:style-name="ce9">
            <text:p>公開取得</text:p>
          </table:table-cell>
          <table:table-cell office:value-type="string" table:style-name="ce9">
            <text:p>金定土木包工業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13">
          <table:table-cell table:number-columns-spanned="6" table:number-rows-spanned="1" table:style-name="ce4"/>
          <table:covered-table-cell table:number-columns-repeated="5"/>
          <table:table-cell table:number-columns-repeated="20" table:style-name="ce3"/>
          <table:table-cell table:number-columns-repeated="16358"/>
        </table:table-row>
        <table:table-row table:number-rows-repeated="1047495" table:style-name="ro14">
          <table:table-cell table:number-columns-repeated="16384"/>
        </table:table-row>
        <table:named-expressions>
          <table:named-range table:name="Print_Area" table:cell-range-address="110.$A$1:110.$F$1080" table:base-cell-address="110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PMingLiu" svg:font-family="PMingLiu"/>
    <style:font-face style:name="標楷體" svg:font-family="標楷體"/>
    <style:font-face style:name="DFKai-SB" svg:font-family="DFKai-SB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8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8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PMingLiu" style:font-name-asian="PMingLiu" style:font-name-complex="PMingLiu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9375in" fo:margin-bottom="0.39375in" fo:margin-left="0.39375in" fo:margin-right="0.39375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主計處</dc:creator>
    <dc:date>2025-01-02T03:17:12Z</dc:date>
  </office:meta>
</office:document-meta>
</file>